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505" officeooo:paragraph-rsid="00196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 /bin/sh</text:p>
      <text:p text:style-name="P1">echo "Bienvenue sur mon projet Sys"</text:p>
      <text:p text:style-name="P1">cat &lt;&lt;- FIN</text:p>
      <text:p text:style-name="P1"><text:s/>Choisissez une option à éxécuter :</text:p>
      <text:p text:style-name="P1"/>
      <text:p text:style-name="P1"><text:s/>A-Infos des Utilisateurs</text:p>
      <text:p text:style-name="P1"><text:s/>B-Acquerir, Installez et Lancez aisément XAMPP</text:p>
      <text:p text:style-name="P1"><text:s/>C-Créez votre archive</text:p>
      <text:p text:style-name="P1"><text:s/>D-Renseignez sur l'utilisateur du Disque, du Processeur De la memoire et de la swap</text:p>
      <text:p text:style-name="P1"/>
      <text:p text:style-name="P1"><text:s/>Q-Quiter</text:p>
      <text:p text:style-name="P1">FIN</text:p>
      <text:p text:style-name="P1"/>
      <text:p text:style-name="P1">while true</text:p>
      <text:p text:style-name="P1">do</text:p>
      <text:p text:style-name="P1"><text:s text:c="2"/>echo -n "Veuillez faire un Ckoix:"</text:p>
      <text:p text:style-name="P1"><text:s/></text:p>
      <text:p text:style-name="P1"><text:s/>read reponse</text:p>
      <text:p text:style-name="P1"><text:s/>case $reponse in </text:p>
      <text:p text:style-name="P1"><text:s text:c="2"/>"A" ) last</text:p>
      <text:p text:style-name="P1"><text:s text:c="2"/>"B" ) sdownload &amp;&amp; sudo apt install &amp;&amp; start XAMPP</text:p>
      <text:p text:style-name="P1"><text:s text:c="2"/>"C" )gzip</text:p>
      <text:p text:style-name="P1"><text:s text:c="2"/>"D" )du -k &amp;&amp; procinfo &amp;&amp; free &amp;&amp; lsdev</text:p>
      <text:p text:style-name="P1"><text:s text:c="2"/>"Q" ) echo "Aurevoir Monsieur""; exit 0;</text:p>
      <text:p text:style-name="P1"><text:s text:c="3"/>* ) echo "Option invalide";</text:p>
      <text:p text:style-name="P1"><text:s/>esac</text:p>
      <text:p text:style-name="P1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0:31:20.419497317</meta:creation-date>
    <dc:date>2017-05-20T00:33:16.306617533</dc:date>
    <meta:editing-duration>PT1M56S</meta:editing-duration>
    <meta:editing-cycles>1</meta:editing-cycles>
    <meta:document-statistic meta:table-count="0" meta:image-count="0" meta:object-count="0" meta:page-count="1" meta:paragraph-count="24" meta:word-count="97" meta:character-count="558" meta:non-whitespace-character-count="458"/>
    <meta:generator>LibreOffice/5.1.4.2$Linux_x86 LibreOffice_project/10m0$Build-2</meta:generator>
  </office:meta>
</office:document-meta>
</file>